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ff0000" fo:font-size="24pt" style:font-size-asian="24pt" style:font-size-complex="24pt"/>
    </style:style>
    <style:style style:name="P5" style:family="paragraph" style:parent-style-name="Standard">
      <style:text-properties fo:color="#ff0000" fo:font-size="16pt" style:font-size-asian="16pt" style:font-size-complex="16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13</text:span></text:p>
      <text:p text:style-name="P1">Team:　<text:span text:style-name="T1">ie03project-aizu_kamikaze</text:span></text:p>
      <text:p text:style-name="P4">s1250137</text:p>
      <text:p text:style-name="P4">s1250156</text:p>
      <text:p text:style-name="P4">s1250059</text:p>
      <text:p text:style-name="P1"/>
      <text:p text:style-name="P2"><text:s/>小課題3が終わり、小課題4に取り組んだが、うまく経路を表示できなかった。</text:p>
      <text:p text:style-name="P2">また、次回最終成果発表のためのスライド作成にも着手した。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7-27T17:03:28</dc:date>
    <meta:editing-duration>PT26M10S</meta:editing-duration>
    <meta:editing-cycles>3</meta:editing-cycles>
    <meta:generator>OpenOffice.org/3.3$Solaris_x86 OpenOffice.org_project/330m20$Build-9567</meta:generator>
    <dc:creator>Tomoya Tasaki</dc:creator>
    <meta:document-statistic meta:table-count="0" meta:image-count="0" meta:object-count="0" meta:page-count="1" meta:paragraph-count="7" meta:word-count="62" meta:character-count="145"/>
  </office:meta>
</office:document-meta>
</file>